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da27" officeooo:paragraph-rsid="001fda27"/>
    </style:style>
    <style:style style:name="T1" style:family="text">
      <style:text-properties officeooo:rsid="002134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oftware that you use everyday is generally proprietary. This means that you can never see the original code that went into making the programs you run. Most people may not see this an an issue but a proprietary program could be doing anything in the background with your data and hardware. If you, or others, could audit and modify this code then you could ensure that you are happy with what you are running and also enables you to modify the software as you see fit. There are two <text:span text:style-name="T1">main organisations who aim to combat this issue: Free Software Foundation; Open Source Initiativ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0T17:48:01.126535735</meta:creation-date>
    <dc:date>2021-01-10T18:17:05.688943313</dc:date>
    <meta:editing-duration>PT8M21S</meta:editing-duration>
    <meta:editing-cycles>2</meta:editing-cycles>
    <meta:generator>LibreOffice/7.0.4.2$Linux_X86_64 LibreOffice_project/00$Build-2</meta:generator>
    <meta:document-statistic meta:table-count="0" meta:image-count="0" meta:object-count="0" meta:page-count="1" meta:paragraph-count="1" meta:word-count="104" meta:character-count="587" meta:non-whitespace-character-count="483"/>
  </office:meta>
</office:document-meta>
</file>